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HitsQuery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ryHitsQuery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Scorer.QueryHitsQueryScorer( IndexReader reader , Similarity similar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ueryHitsQuery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QueryHitsQueryScorer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HitsQueryWeight.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Scor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HitsQuery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.execute( JackrabbitIndexSearcher searcher , SessionImpl session , Sort so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ueryHitsQueryWeight.QueryHitsQueryWeight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.QueryHitsQuery( QueryHits 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HitsQuery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